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2025-03-10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2024-03-07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2024-02-20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2023-03-06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2023-01-23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2022-03-01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2022-01-26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0256" calcext:value-type="float">
            <text:p>40.9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2021-03-23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2021-01-28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2020-05-26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2020-02-05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2019-09-10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2019-08-15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3848" calcext:value-type="float">
            <text:p>40.6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2019-06-11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8408" calcext:value-type="float">
            <text:p>39.0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2019-04-26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2019-02-11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2018-06-2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2018-05-2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2018-03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2018-01-3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2017-09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3056" calcext:value-type="float">
            <text:p>40.4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2017-08-1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3368" calcext:value-type="float">
            <text:p>40.6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2017-06-14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2017-03-31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2016-09-08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2016-06-15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2016-05-05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2016-03-10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2016-01-28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2015-01-23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2014-01-29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2013-01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2012-01-2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2011-02-14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2010-01-25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2009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2008-01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2007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" calcext:value-type="float">
            <text:p>38.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2006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200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2004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2003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200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2001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2000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1999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8648" calcext:value-type="float">
            <text:p>37.1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199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199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1996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1995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199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199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199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1991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1988-01-11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1987-01-20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1986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1985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1984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1982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2456" calcext:value-type="float">
            <text:p>35.6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1981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1980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1979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2704" calcext:value-type="float">
            <text:p>36.1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1978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1977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7632" calcext:value-type="float">
            <text:p>35.9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1976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1975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1974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197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484" calcext:value-type="float">
            <text:p>34.9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1969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1969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830105263201</text:p>
          </table:table-cell>
          <table:table-cell office:value-type="string" calcext:value-type="string">
            <text:p>CC03107228DAA</text:p>
          </table:table-cell>
          <table:table-cell office:value-type="string" calcext:value-type="string">
            <text:p>1968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74" meta:object-count="0"/>
    <meta:user-defined meta:name="AppVersion">3.0</meta:user-defined>
  </office:meta>
</office:document-meta>
</file>